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0fe2a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officeooo:paragraph-rsid="000fe2a1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fe2a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language="fr" fo:country="BE" style:font-size-asian="11pt" style:font-size-complex="11pt"/>
    </style:style>
    <style:style style:name="P7" style:family="paragraph" style:parent-style-name="UrbanBody_20_">
      <style:text-properties style:font-name="arial" fo:font-size="11pt" fo:letter-spacing="-0.005cm" style:font-size-asian="11pt" style:font-size-complex="11pt"/>
    </style:style>
    <style:style style:name="P8" style:family="paragraph" style:parent-style-name="UrbanBody_20_">
      <style:text-properties style:font-name="arial" fo:font-size="11pt" style:font-size-asian="11pt" style:font-size-complex="11pt"/>
    </style:style>
    <style:style style:name="P9" style:family="paragraph" style:parent-style-name="UrbanBody_20_">
      <style:text-properties style:font-name="arial" fo:font-size="11pt" officeooo:paragraph-rsid="000fe2a1" style:font-size-asian="11pt" style:font-size-complex="11pt"/>
    </style:style>
    <style:style style:name="P10" style:family="paragraph" style:parent-style-name="UrbanBody_20_">
      <style:text-properties style:font-name="arial" fo:font-size="11pt" fo:font-style="normal" style:font-size-asian="11pt" style:font-style-asian="normal" style:font-size-complex="11pt" style:font-style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e2a1" style:font-size-asian="10pt" style:font-size-complex="10pt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 style:parent-style-name="UrbanBody_20_">
      <style:text-properties style:font-name="arial" fo:font-size="11pt" style:font-size-asian="11pt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etter-spacing="-0.005cm" fo:language="zxx" fo:country="none" fo:font-weight="normal" style:language-asian="zxx" style:country-asian="none" style:font-weight-asian="normal" style:font-name-complex="Times New Roman" style:font-weight-complex="normal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2"><text:span text:style-name="T9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0"><text:s/></text:span><text:span text:style-name="T9"><text:conditional-text text:condition="ooow:&quot;view.do_mailing()&quot;" text:string-value-if-true="&quot;mailed_data.name1&quot;" text:string-value-if-false="">mailed_data.name1</text:conditional-text></text:span><text:span text:style-name="T10"><text:s/></text:span><text:span text:style-name="T9"><text:conditional-text text:condition="ooow:&quot;view.do_mailing()&quot;" text:string-value-if-true="&quot;mailed_data.name2&quot;" text:string-value-if-false="">mailed_data.name2</text:conditional-text></text:span><text:span text:style-name="T10"><text:line-break/></text:span><text:span text:style-name="T9"><text:conditional-text text:condition="ooow:&quot;view.do_mailing()&quot;" text:string-value-if-true="&quot;mailed_data.street&quot;" text:string-value-if-false="">mailed_data.street</text:conditional-text></text:span><text:span text:style-name="T9">, </text:span><text:span text:style-name="T9"><text:conditional-text text:condition="ooow:&quot;view.do_mailing()&quot;" text:string-value-if-true="&quot;mailed_data.number&quot;" text:string-value-if-false="">mailed_data.number</text:conditional-text></text:span><text:span text:style-name="T10"><text:line-break/></text:span><text:span text:style-name="T9"><text:conditional-text text:condition="ooow:&quot;view.do_mailing()&quot;" text:string-value-if-true="&quot;mailed_data.zipcode&quot;" text:string-value-if-false="">mailed_data.zipcode</text:conditional-text></text:span><text:span text:style-name="T9"> </text:span><text:span text:style-name="T9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13">Déclaration environnementale :</text:p>
      <text:p text:style-name="P13">Demande de paiement</text:p>
      <text:p text:style-name="P8"/>
      <text:p text:style-name="P8"/>
      <text:p text:style-name="P8"><office:annotation><dc:creator>Gauthier Bastien</dc:creator><dc:date>2011-02-16T16:12:24</dc:date><text:p text:style-name="P15"><text:span text:style-name="T12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5"><text:span text:style-name="T11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8"><text:span text:style-name="T4">Objet :</text:span> <text:text-input text:description="Objet des travaux">self.getLicenceSubject()</text:text-input></text:p>
      <text:p text:style-name="P8"><text:span text:style-name="T4">Situation :</text:span> <text:text-input text:description="Situation des travaux">self.getWorkLocationSignaletic()</text:text-input></text:p>
      <text:p text:style-name="P8"/>
      <text:p text:style-name="P8"/>
      <text:p text:style-name="P9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<text:span text:style-name="T3">,</text:span></text:p>
      <text:p text:style-name="P7"/>
      <text:p text:style-name="P8"><text:span text:style-name="T5">Conformément au r</text:span><text:span text:style-name="T6">èglement du Conseil communal du 05-03-2007 instaurant une redevance pour l’instruction des demandes de permis d’environnement, de permis uniques et des déclarations introduites en application du décret du 11.03.99 relatif au permis d’environnement – Instruction d’une déclaration.</text:span></text:p>
      <text:p text:style-name="P8"/>
      <text:p text:style-name="P6">Nous vous invitons, en vertu du règlement mieux défini en objet, à verser la somme de <text:span text:style-name="T4">20€ </text:span>au compte n° <text:span text:style-name="T4">091-0175895-63 (IBAN : BE47 091 0003931 80 – BIC : GKCCBEBB) </text:span>ouvert au nom de la Ville de « ma commune ».</text:p>
      <text:p text:style-name="P6"/>
      <text:p text:style-name="P6">Vous voudrez bien mentionner, en communication, le n° de dossier : <text:text-input text:description="Permis de bâtir-Référence">self.getReference()</text:text-input>.</text:p>
      <text:p text:style-name="P8"/>
      <text:p text:style-name="P8"/>
      <text:p text:style-name="P8"><text:text-input text:description="Délivré à xxx le xxx">urbanEventObj.getFormattedDate(forDelivery=True)</text:text-input></text:p>
      <text:p text:style-name="P11"><text:s text:c="100"/>Le Chef de Bureau- Eco-Conseillère,</text:p>
      <text:p text:style-name="P10"/>
      <text:p text:style-name="P10"/>
      <text:p text:style-name="P10"><text:s/><text:tab/><text:tab/><text:tab/><text:tab/><text:tab/><text:tab/><text:tab/><text:tab/> <text:s text:c="4"/>Nom du chef de Bureau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1:00.142349810</dc:date>
    <dc:language>fr-FR</dc:language>
    <meta:editing-cycles>79</meta:editing-cycles>
    <meta:editing-duration>P1DT7H47M26S</meta:editing-duration>
    <meta:document-statistic meta:table-count="1" meta:image-count="0" meta:object-count="0" meta:page-count="1" meta:paragraph-count="17" meta:word-count="155" meta:character-count="1322" meta:non-whitespace-character-count="1086"/>
    <meta:user-defined meta:name="Info 1"/>
    <meta:user-defined meta:name="Info 2"/>
    <meta:user-defined meta:name="Info 3"/>
    <meta:user-defined meta:name="Info 4"/>
  </office:meta>
</office:document-meta>
</file>